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1B0000000969F9B16E0.png" manifest:media-type="image/png"/>
  <manifest:file-entry manifest:full-path="Object 1/Pictures/200000D200001E8900000A96E76832C8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4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15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" table:style-name="ta1">
        <table:shapes>
          <draw:frame draw:z-index="0" draw:name="ADC range test" draw:style-name="gr1" draw:text-style-name="P1" svg:width="21.272cm" svg:height="13.546cm" svg:x="4.952cm" svg:y="6.454cm">
            <draw:object draw:notify-on-update-of-ranges="a.A3:a.A3 a.A4:a.A11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AVG:</text:p>
          </table:table-cell>
          <table:table-cell table:style-name="ce3" table:formula="of:=SUM([.A4:.A1199])/1196" office:value-type="float" office:value="2068.88294314381" calcext:value-type="float">
            <text:p>2068,88294314381</text:p>
          </table:table-cell>
          <table:table-cell table:style-name="ce6" office:value-type="string" calcext:value-type="string">
            <text:p>STD:</text:p>
          </table:table-cell>
          <table:table-cell table:style-name="ce3" table:formula="of:=COM.MICROSOFT.STDEV.P([.A4:.A1199])" office:value-type="float" office:value="3.84586082932112" calcext:value-type="float">
            <text:p>3,84586082932112</text:p>
          </table:table-cell>
          <table:table-cell table:style-name="ce6"/>
          <table:table-cell table:style-name="ce3"/>
          <table:table-cell table:style-name="ce6"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Error</text:p>
          </table:table-cell>
          <table:table-cell table:style-name="ce4"/>
          <table:table-cell table:style-name="ce7" office:value-type="string" calcext:value-type="string">
            <text:p>Разрядность АЦП </text:p>
          </table:table-cell>
          <table:table-cell table:style-name="ce8" office:value-type="float" office:value="12" calcext:value-type="float">
            <text:p>12</text:p>
          </table:table-cell>
          <table:table-cell table:style-name="ce11" office:value-type="string" calcext:value-type="string">
            <text:p>бит</text:p>
          </table:table-cell>
          <table:table-cell table:number-columns-repeated="6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4]-[.$C$1]" office:value-type="float" office:value="-2.88294314380983" calcext:value-type="float">
            <text:p>-2,88294314380983</text:p>
          </table:table-cell>
          <table:table-cell table:style-name="ce4"/>
          <table:table-cell table:style-name="ce7" office:value-type="string" calcext:value-type="string">
            <text:p>Среднее </text:p>
          </table:table-cell>
          <table:table-cell table:style-name="ce9" table:formula="of:=SUM([.A7:.A1202])/1196" office:value-type="float" office:value="2063.69063545151" calcext:value-type="float">
            <text:p>2063,691</text:p>
          </table:table-cell>
          <table:table-cell table:style-name="ce11" office:value-type="string" calcext:value-type="string">
            <text:p>LSB</text:p>
          </table:table-cell>
          <table:table-cell table:number-columns-repeated="6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5]-[.$C$1]" office:value-type="float" office:value="5.11705685619018" calcext:value-type="float">
            <text:p>5,11705685619018</text:p>
          </table:table-cell>
          <table:table-cell table:style-name="ce4"/>
          <table:table-cell table:style-name="ce7" office:value-type="string" calcext:value-type="string">
            <text:p>Стд отклонение </text:p>
          </table:table-cell>
          <table:table-cell table:style-name="ce23" table:formula="of:=COM.MICROSOFT.STDEV.P([.A4:.A1199])" office:value-type="float" office:value="3.84586082932112" calcext:value-type="float">
            <text:p>3,846</text:p>
          </table:table-cell>
          <table:table-cell table:style-name="ce11" office:value-type="string" calcext:value-type="string">
            <text:p>LSB</text:p>
          </table:table-cell>
          <table:table-cell table:number-columns-repeated="6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]-[.$C$1]" office:value-type="float" office:value="1.11705685619017" calcext:value-type="float">
            <text:p>1,11705685619017</text:p>
          </table:table-cell>
          <table:table-cell table:style-name="ce4"/>
          <table:table-cell table:style-name="ce7" office:value-type="string" calcext:value-type="string">
            <text:p>SNR </text:p>
          </table:table-cell>
          <table:table-cell table:style-name="ce24" table:formula="of:=20*LOG([.E4]/[.E5])" office:value-type="float" office:value="54.593020582637" calcext:value-type="float">
            <text:p>54,59</text:p>
          </table:table-cell>
          <table:table-cell table:style-name="ce11" office:value-type="string" calcext:value-type="string">
            <text:p>dB</text:p>
          </table:table-cell>
          <table:table-cell table:number-columns-repeated="6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]-[.$C$1]" office:value-type="float" office:value="0.117056856190175" calcext:value-type="float">
            <text:p>0,117056856190175</text:p>
          </table:table-cell>
          <table:table-cell table:style-name="ce4"/>
          <table:table-cell table:style-name="ce7" office:value-type="string" calcext:value-type="string">
            <text:p>ENOB </text:p>
          </table:table-cell>
          <table:table-cell table:style-name="ce24" table:formula="of:=([.E6]-0.76)/6.02" office:value-type="float" office:value="8.94236222302941" calcext:value-type="float">
            <text:p>8,94</text:p>
          </table:table-cell>
          <table:table-cell table:style-name="ce11" office:value-type="string" calcext:value-type="string">
            <text:p>бит</text:p>
          </table:table-cell>
          <table:table-cell table:number-columns-repeated="6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]-[.$C$1]" office:value-type="float" office:value="2.11705685619017" calcext:value-type="float">
            <text:p>2,11705685619017</text:p>
          </table:table-cell>
          <table:table-cell table:style-name="ce4"/>
          <table:table-cell table:style-name="ce7" office:value-type="string" calcext:value-type="string">
            <text:p>Погрешн изм </text:p>
          </table:table-cell>
          <table:table-cell table:style-name="ce24" table:formula="of:=1/2^([.E7])*100" office:value-type="float" office:value="0.203273487728605" calcext:value-type="float">
            <text:p>0,20</text:p>
          </table:table-cell>
          <table:table-cell table:style-name="ce11"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]-[.$C$1]" office:value-type="float" office:value="2.11705685619017" calcext:value-type="float">
            <text:p>2,11705685619017</text:p>
          </table:table-cell>
          <table:table-cell table:style-name="ce16"/>
          <table:table-cell table:style-name="ce20"/>
          <table:table-cell table:style-name="ce25"/>
          <table:table-cell table:style-name="ce27"/>
          <table:table-cell table:number-columns-repeated="6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]-[.$C$1]" office:value-type="float" office:value="3.11705685619017" calcext:value-type="float">
            <text:p>3,11705685619017</text:p>
          </table:table-cell>
          <table:table-cell table:style-name="ce16"/>
          <table:table-cell table:style-name="ce20"/>
          <table:table-cell table:style-name="ce25"/>
          <table:table-cell table:style-name="ce27"/>
          <table:table-cell table:number-columns-repeated="6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4]-[.$C$1]" office:value-type="float" office:value="-0.882943143809825" calcext:value-type="float">
            <text:p>-0,882943143809825</text:p>
          </table:table-cell>
          <table:table-cell table:style-name="ce5" table:number-columns-spanned="10" table:number-rows-spanned="32"/>
          <table:covered-table-cell table:number-columns-repeated="9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5]-[.$C$1]" office:value-type="float" office:value="4.11705685619018" calcext:value-type="float">
            <text:p>4,11705685619018</text:p>
          </table:table-cell>
          <table:covered-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6]-[.$C$1]" office:value-type="float" office:value="1.11705685619017" calcext:value-type="float">
            <text:p>1,11705685619017</text:p>
          </table:table-cell>
          <table:covered-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7]-[.$C$1]" office:value-type="float" office:value="1.11705685619017" calcext:value-type="float">
            <text:p>1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8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9]-[.$C$1]" office:value-type="float" office:value="0.117056856190175" calcext:value-type="float">
            <text:p>0,117056856190175</text:p>
          </table:table-cell>
          <table:covered-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0]-[.$C$1]" office:value-type="float" office:value="0.117056856190175" calcext:value-type="float">
            <text:p>0,117056856190175</text:p>
          </table:table-cell>
          <table:covered-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1]-[.$C$1]" office:value-type="float" office:value="3.11705685619017" calcext:value-type="float">
            <text:p>3,11705685619017</text:p>
          </table:table-cell>
          <table:covered-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2]-[.$C$1]" office:value-type="float" office:value="-1.88294314380983" calcext:value-type="float">
            <text:p>-1,88294314380983</text:p>
          </table:table-cell>
          <table:covered-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3]-[.$C$1]" office:value-type="float" office:value="1.11705685619017" calcext:value-type="float">
            <text:p>1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4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5]-[.$C$1]" office:value-type="float" office:value="-0.882943143809825" calcext:value-type="float">
            <text:p>-0,882943143809825</text:p>
          </table:table-cell>
          <table:covered-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6]-[.$C$1]" office:value-type="float" office:value="-9.88294314380983" calcext:value-type="float">
            <text:p>-9,88294314380983</text:p>
          </table:table-cell>
          <table:covered-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7]-[.$C$1]" office:value-type="float" office:value="1.11705685619017" calcext:value-type="float">
            <text:p>1,11705685619017</text:p>
          </table:table-cell>
          <table:covered-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8]-[.$C$1]" office:value-type="float" office:value="-1.88294314380983" calcext:value-type="float">
            <text:p>-1,88294314380983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9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0]-[.$C$1]" office:value-type="float" office:value="1.11705685619017" calcext:value-type="float">
            <text:p>1,11705685619017</text:p>
          </table:table-cell>
          <table:covered-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1]-[.$C$1]" office:value-type="float" office:value="-0.882943143809825" calcext:value-type="float">
            <text:p>-0,882943143809825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2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3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34]-[.$C$1]" office:value-type="float" office:value="-7.88294314380983" calcext:value-type="float">
            <text:p>-7,88294314380983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5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6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7]-[.$C$1]" office:value-type="float" office:value="-1.88294314380983" calcext:value-type="float">
            <text:p>-1,88294314380983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8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9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0]-[.$C$1]" office:value-type="float" office:value="1.11705685619017" calcext:value-type="float">
            <text:p>1,11705685619017</text:p>
          </table:table-cell>
          <table:covered-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1]-[.$C$1]" office:value-type="float" office:value="-1.88294314380983" calcext:value-type="float">
            <text:p>-1,88294314380983</text:p>
          </table:table-cell>
          <table:covered-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42]-[.$C$1]" office:value-type="float" office:value="-3.88294314380983" calcext:value-type="float">
            <text:p>-3,88294314380983</text:p>
          </table:table-cell>
          <table:covered-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3]-[.$C$1]" office:value-type="float" office:value="3.11705685619017" calcext:value-type="float">
            <text:p>3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4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5]-[.$C$1]" office:value-type="float" office:value="2.11705685619017" calcext:value-type="float">
            <text:p>2,11705685619017</text:p>
          </table:table-cell>
          <table:covered-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46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5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51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53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5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56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57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60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62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67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72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79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1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82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83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4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5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8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88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1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92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93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96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04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8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1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2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21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2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23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2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2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126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27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2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2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3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3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3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3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3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3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3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37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3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39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40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4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4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4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44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4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4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4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4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4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5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151]-[.$C$1]" office:value-type="float" office:value="-13.8829431438098" calcext:value-type="float">
            <text:p>-13,882943143809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5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153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154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5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5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5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5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59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160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161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6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163]-[.$C$1]" office:value-type="float" office:value="-10.8829431438098" calcext:value-type="float">
            <text:p>-10,8829431438098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64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6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66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6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68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69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170]-[.$C$1]" office:value-type="float" office:value="-10.8829431438098" calcext:value-type="float">
            <text:p>-10,8829431438098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7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17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173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174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7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7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7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178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7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8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8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A182]-[.$C$1]" office:value-type="float" office:value="-11.8829431438098" calcext:value-type="float">
            <text:p>-11,8829431438098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183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184]-[.$C$1]" office:value-type="float" office:value="-10.8829431438098" calcext:value-type="float">
            <text:p>-10,8829431438098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185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8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187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188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8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9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9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9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9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9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196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9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98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199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00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01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0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0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04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0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06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0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08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209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210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1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1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13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A214]-[.$C$1]" office:value-type="float" office:value="-11.8829431438098" calcext:value-type="float">
            <text:p>-11,8829431438098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215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1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1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1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19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220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221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222]-[.$C$1]" office:value-type="float" office:value="-13.8829431438098" calcext:value-type="float">
            <text:p>-13,8829431438098</text:p>
          </table:table-cell>
          <table:table-cell table:number-columns-repeated="10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A223]-[.$C$1]" office:value-type="float" office:value="-11.8829431438098" calcext:value-type="float">
            <text:p>-11,8829431438098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24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2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26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2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2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2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3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3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3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33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3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35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3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23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238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3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40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41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242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243]-[.$C$1]" office:value-type="float" office:value="-13.8829431438098" calcext:value-type="float">
            <text:p>-13,8829431438098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244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45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A246]-[.$C$1]" office:value-type="float" office:value="-14.8829431438098" calcext:value-type="float">
            <text:p>-14,882943143809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4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48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A249]-[.$C$1]" office:value-type="float" office:value="-14.8829431438098" calcext:value-type="float">
            <text:p>-14,8829431438098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50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251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5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253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254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255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56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25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25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259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6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6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6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6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6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65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6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6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268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6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270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71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272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273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274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7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7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7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7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7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8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8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8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83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284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8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8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28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88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8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290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29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29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2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9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29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9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29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9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29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0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0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0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0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0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0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0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0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0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09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1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1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1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1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314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1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16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1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1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1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2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321]-[.$C$1]" office:value-type="float" office:value="-13.8829431438098" calcext:value-type="float">
            <text:p>-13,8829431438098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322]-[.$C$1]" office:value-type="float" office:value="-13.8829431438098" calcext:value-type="float">
            <text:p>-13,8829431438098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323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2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2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2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2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28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329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3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3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3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A333]-[.$C$1]" office:value-type="float" office:value="-13.8829431438098" calcext:value-type="float">
            <text:p>-13,882943143809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3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A335]-[.$C$1]" office:value-type="float" office:value="-14.8829431438098" calcext:value-type="float">
            <text:p>-14,8829431438098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336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3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38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39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4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41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4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43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344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4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46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347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4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349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50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5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352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5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54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5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356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5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5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5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36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6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[.A362]-[.$C$1]" office:value-type="float" office:value="-15.8829431438098" calcext:value-type="float">
            <text:p>-15,882943143809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6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6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6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66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6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6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69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7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7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72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7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374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7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7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77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7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379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8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381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8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8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84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8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38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387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388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8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390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39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9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393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394]-[.$C$1]" office:value-type="float" office:value="-10.8829431438098" calcext:value-type="float">
            <text:p>-10,8829431438098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395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396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397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39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399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0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401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A402]-[.$C$1]" office:value-type="float" office:value="-12.8829431438098" calcext:value-type="float">
            <text:p>-12,8829431438098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403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0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0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0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0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0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0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1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1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1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1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414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1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1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417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1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1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2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2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2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2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424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2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2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427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2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2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3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431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432]-[.$C$1]" office:value-type="float" office:value="-10.8829431438098" calcext:value-type="float">
            <text:p>-10,882943143809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3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3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3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3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3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3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3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440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4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4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4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44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44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446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4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4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449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5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5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5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453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5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455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5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5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5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459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460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461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6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46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6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46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6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6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6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469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7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7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7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7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7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7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7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7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7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7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48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81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8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483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8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8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8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487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8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8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9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9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49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49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494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495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9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9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9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49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500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0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0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50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504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0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0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0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508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0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1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1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512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51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1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1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1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1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1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519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2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2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2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523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2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2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2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527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2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2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530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3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3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53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534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3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3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3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3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3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4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4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4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4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4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4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4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547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4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4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5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5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5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5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5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5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5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5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5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5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560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6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6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6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6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6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6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6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6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6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7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7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7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7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574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57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576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577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578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7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8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581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58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583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8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585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8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8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8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A589]-[.$C$1]" office:value-type="float" office:value="8.11705685619018" calcext:value-type="float">
            <text:p>8,11705685619018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590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9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592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9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59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596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59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598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59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0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601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0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603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604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0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0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0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0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0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610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1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612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61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614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1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616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1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61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1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62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2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2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2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2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2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2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62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628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629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630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63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3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633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3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635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3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3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3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3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4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4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4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4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4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4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4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64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4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4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5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5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5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5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5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65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656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657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658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659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660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6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6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663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6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6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6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6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6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6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7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67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7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7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7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675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676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7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7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7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8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8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8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8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684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68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8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8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8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8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69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9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9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6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9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69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69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697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698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699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0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0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702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0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0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705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0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707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708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0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1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1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1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1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1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1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1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1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1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1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2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2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2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723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2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2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726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2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2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2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3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3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73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3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3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73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3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3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3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3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740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4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4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74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4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4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4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74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4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4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5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5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752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5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5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5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5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5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5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759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76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6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6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6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6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6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766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6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6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769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7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7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7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7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7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775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776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77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7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7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8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8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78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8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784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785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786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8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8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8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790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791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79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7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79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9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796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9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9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799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0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0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802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0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0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805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06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807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808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0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1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1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1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1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1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15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1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817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18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19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2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2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2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2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2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2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2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2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2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2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3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3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832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3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3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3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3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837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3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3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4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841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4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4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4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4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846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4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4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4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5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851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852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5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54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855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5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85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5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859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860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61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6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63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6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6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866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6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6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6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7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7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7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7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7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7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7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7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7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7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8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8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8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8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884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88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8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8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88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8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9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89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89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8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894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895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896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89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898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89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0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0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90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0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0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0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0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0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0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0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1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1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1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91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1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915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1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91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1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1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2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21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2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2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2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25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926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92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2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2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3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31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93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3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34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35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936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937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3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3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40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941]-[.$C$1]" office:value-type="float" office:value="-10.8829431438098" calcext:value-type="float">
            <text:p>-10,8829431438098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4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4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4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4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4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4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4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4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950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5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5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53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954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5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5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5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958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959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6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961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962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963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964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6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6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96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6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6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970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97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72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7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974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75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976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977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7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979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980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81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982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8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84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A985]-[.$C$1]" office:value-type="float" office:value="-4.88294314380983" calcext:value-type="float">
            <text:p>-4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98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98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8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989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90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9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99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9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994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A995]-[.$C$1]" office:value-type="float" office:value="-11.8829431438098" calcext:value-type="float">
            <text:p>-11,882943143809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99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997]-[.$C$1]" office:value-type="float" office:value="-8.88294314380983" calcext:value-type="float">
            <text:p>-8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998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999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1000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0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A1002]-[.$C$1]" office:value-type="float" office:value="-6.88294314380983" calcext:value-type="float">
            <text:p>-6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0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0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0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0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1007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008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0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1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1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1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1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1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1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1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1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1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19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2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2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22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2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2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02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26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2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2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2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030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3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3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3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34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35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036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037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03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3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4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4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4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4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4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4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4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4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048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4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50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51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5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5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5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05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5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57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058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5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6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6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062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1063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6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65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66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6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6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6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07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7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7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07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7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7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7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7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78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079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8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8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082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8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8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085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086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87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8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089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090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A1091]-[.$C$1]" office:value-type="float" office:value="-3.88294314380983" calcext:value-type="float">
            <text:p>-3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9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93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1094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09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1096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09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098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09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00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1101]-[.$C$1]" office:value-type="float" office:value="-9.88294314380983" calcext:value-type="float">
            <text:p>-9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0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0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104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105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A1106]-[.$C$1]" office:value-type="float" office:value="-7.88294314380983" calcext:value-type="float">
            <text:p>-7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0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0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0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1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111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1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13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1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15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116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1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18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1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2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2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2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123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2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2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2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2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2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2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3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131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32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3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3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3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136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1137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3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A1139]-[.$C$1]" office:value-type="float" office:value="-11.8829431438098" calcext:value-type="float">
            <text:p>-11,882943143809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4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1141]-[.$C$1]" office:value-type="float" office:value="-2.88294314380983" calcext:value-type="float">
            <text:p>-2,88294314380983</text:p>
          </table:table-cell>
          <table:table-cell table:number-columns-repeated="10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1142]-[.$C$1]" office:value-type="float" office:value="-0.882943143809825" calcext:value-type="float">
            <text:p>-0,882943143809825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4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44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4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1146]-[.$C$1]" office:value-type="float" office:value="-5.88294314380983" calcext:value-type="float">
            <text:p>-5,88294314380983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47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4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49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5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51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5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5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5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55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56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5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5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5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60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6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1162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163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6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6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6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6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A1168]-[.$C$1]" office:value-type="float" office:value="4.11705685619018" calcext:value-type="float">
            <text:p>4,11705685619018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1169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0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1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72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73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4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5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7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7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1178]-[.$C$1]" office:value-type="float" office:value="0.117056856190175" calcext:value-type="float">
            <text:p>0,117056856190175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79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80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A1181]-[.$C$1]" office:value-type="float" office:value="7.11705685619018" calcext:value-type="float">
            <text:p>7,11705685619018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A1182]-[.$C$1]" office:value-type="float" office:value="-1.88294314380983" calcext:value-type="float">
            <text:p>-1,88294314380983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83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84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85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86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87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88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89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90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91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1192]-[.$C$1]" office:value-type="float" office:value="6.11705685619018" calcext:value-type="float">
            <text:p>6,11705685619018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93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A1194]-[.$C$1]" office:value-type="float" office:value="1.11705685619017" calcext:value-type="float">
            <text:p>1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95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1196]-[.$C$1]" office:value-type="float" office:value="2.11705685619017" calcext:value-type="float">
            <text:p>2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97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A1198]-[.$C$1]" office:value-type="float" office:value="3.11705685619017" calcext:value-type="float">
            <text:p>3,11705685619017</text:p>
          </table:table-cell>
          <table:table-cell table:number-columns-repeated="10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1199]-[.$C$1]" office:value-type="float" office:value="5.11705685619018" calcext:value-type="float">
            <text:p>5,11705685619018</text:p>
          </table:table-cell>
          <table:table-cell table:number-columns-repeated="10"/>
        </table:table-row>
        <table:table-row table:style-name="ro1" table:number-rows-repeated="104737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Unifont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Unifont" style:font-family-complex="Unifont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.00.0000</text:date>, <text:time style:data-style-name="N2" text:time-value="14:00:17.611081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8T15:00:37.156720735</dc:date>
    <meta:editing-duration>PT1H47M6S</meta:editing-duration>
    <meta:editing-cycles>23</meta:editing-cycles>
    <meta:generator>LibreOffice/24.2.4.2$FreeBSD_X86_64 LibreOffice_project/420$Build-2</meta:generator>
    <meta:document-statistic meta:table-count="1" meta:cell-count="24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width="0.05cm" svg:stroke-color="#ff4000"/>
    </style:style>
    <style:style style:name="ch8" style:family="chart">
      <style:graphic-properties svg:stroke-width="0.05cm" svg:stroke-color="#ff4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1.273cm" svg:height="13.547cm" xlink:href=".." xlink:type="simple" chart:class="chart:line" chart:style-name="ch1">
        <chart:legend chart:legend-position="end" svg:x="1.097cm" svg:y="10.564cm" style:legend-expansion="custom" svg:width="2.221cm" svg:height="1.573cm" style:legend-expansion-aspect-ratio="1.41195168467896" chart:style-name="ch2"/>
        <chart:plot-area chart:style-name="ch3" table:cell-range-address="a.A3:a.A1199" chart:data-source-has-labels="row" svg:x="0.128cm" svg:y="0.248cm" svg:width="20.617cm" svg:height="10.166cm">
          <chart:coordinate-region svg:x="1.141cm" svg:y="0.439cm" svg:width="19.551cm" svg:height="8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4:a.A1199" chart:label-cell-address="a.A3:a.A3" chart:class="chart:line">
            <chart:mean-value chart:style-name="ch7"/>
            <chart:regression-curve chart:style-name="ch8"/>
            <chart:data-point chart:repeated="1196"/>
          </chart:series>
          <chart:wall chart:style-name="ch9"/>
          <chart:floor chart:style-name="ch10"/>
        </chart:plot-area>
        <draw:frame draw:style-name="gr1" draw:text-style-name="P1" svg:width="5.723cm" svg:height="2.646cm" svg:x="5.6cm" svg:y="10.5cm">
          <draw:image xlink:href="Pictures/200000D200001E8900000A96E76832C8.svm" xlink:type="simple" xlink:show="embed" xlink:actuate="onLoad" draw:mime-type="image/x-svm">
            <text:p/>
          </draw:image>
          <draw:image xlink:href="Pictures/10000001000001B0000000969F9B16E0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</text:p>
                <draw:g>
                  <svg:desc>a.A3:a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6">
                <text:p>2066</text:p>
                <draw:g>
                  <svg:desc>a.A4:a.A11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074">
                <text:p>20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FreeBSD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